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001cm" style:rel-column-width="2268*"/>
    </style:style>
    <style:style style:name="Tableau1.B" style:family="table-column">
      <style:table-column-properties style:column-width="8.999cm" style:rel-column-width="5102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0e162" officeooo:paragraph-rsid="0010e162"/>
    </style:style>
    <style:style style:name="P2" style:family="paragraph" style:parent-style-name="Table_20_Contents">
      <style:paragraph-properties fo:text-align="center" style:justify-single-word="false"/>
      <style:text-properties fo:color="#ff0000" loext:opacity="100%" fo:font-size="16pt" fo:font-weight="bold" officeooo:rsid="0010e162" officeooo:paragraph-rsid="0010e162" style:font-size-asian="16pt" style:font-weight-asian="bold" style:font-size-complex="16pt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10fdf3"/>
    </style:style>
    <style:style style:name="T2" style:family="text">
      <style:text-properties officeooo:rsid="00114d21"/>
    </style:style>
    <style:style style:name="T3" style:family="text">
      <style:text-properties officeooo:rsid="0012f1cb"/>
    </style:style>
    <style:style style:name="T4" style:family="text">
      <style:text-properties officeooo:rsid="001425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A"/>
        <table:table-row table:style-name="TableLine1929752800064">
          <table:table-cell table:style-name="Tableau1.A1" office:value-type="string">
            <text:p text:style-name="P1">Lùka LAURENT</text:p>
          </table:table-cell>
          <table:table-cell table:style-name="Tableau1.A1" office:value-type="string">
            <text:p text:style-name="P2">COMPTE RENDU</text:p>
          </table:table-cell>
          <table:table-cell table:style-name="Tableau1.C1" office:value-type="string">
            <text:p text:style-name="P1">03/11/2022</text:p>
          </table:table-cell>
        </table:table-row>
        <table:table-row table:style-name="TableLine1929752800064">
          <table:table-cell table:style-name="Tableau1.A2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Standard"><text:line-break/><text:span text:style-name="T4">Objectif : Configurer Active Directory, DNS et machine Client</text:span><text:line-break/><text:line-break/><text:span text:style-name="T1">1. Configuration des machines et installation d’Active Directory<text:line-break/><text:line-break/>Configurer les adresses IP et les noms des machines<text:line-break/>Ajouter l’active Directory depuis gestionnaire de serveur<text:line-break/>Continuer ensuite avec l’installation par défaut<text:line-break/><text:line-break/></text:span><text:span text:style-name="T2">Erreur normale ( pas de serveur dom.lula.fr trouvé )<text:line-break/>Penser a modifier les chemins d’accès selon la configuration de votre entreprise<text:line-break/>Ensuite installation par défaut<text:line-break/><text:line-break/></text:span><text:span text:style-name="T3">DNS :<text:line-break/>Ajouter 2 entrées<text:line-break/>ajouter une zone inversé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3T09:49:18.020000000</meta:creation-date>
    <dc:date>2022-11-03T12:30:54.423000000</dc:date>
    <meta:editing-duration>PT50M44S</meta:editing-duration>
    <meta:editing-cycles>1</meta:editing-cycles>
    <meta:document-statistic meta:table-count="1" meta:image-count="0" meta:object-count="0" meta:page-count="1" meta:paragraph-count="4" meta:word-count="78" meta:character-count="540" meta:non-whitespace-character-count="461"/>
    <meta:generator>LibreOffice/7.1.4.2$Windows_X86_64 LibreOffice_project/a529a4fab45b75fefc5b6226684193eb000654f6</meta:generator>
  </office:meta>
</office:document-meta>
</file>